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ssi-title">
      <style:graphic-properties draw:fill-color="#ffffff" draw:auto-grow-height="true" fo:min-height="3.507cm"/>
    </style:style>
    <style:style style:name="pr2" style:family="presentation" style:parent-style-name="oranssi-subtitle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fo:min-height="3.256cm"/>
    </style:style>
    <style:style style:name="pr5" style:family="presentation" style:parent-style-name="oranssi-outline1">
      <style:graphic-properties draw:stroke="none" draw:fill="none" fo:min-height="13.609cm"/>
    </style:style>
    <style:style style:name="pr6" style:family="presentation" style:parent-style-name="oranssi-notes">
      <style:graphic-properties draw:fill-color="#ffffff" fo:min-height="13.114cm"/>
    </style:style>
    <style:style style:name="pr7" style:family="presentation" style:parent-style-name="oranssi-outline1">
      <style:graphic-properties fo:min-height="13.609cm"/>
    </style:style>
    <style:style style:name="pr8" style:family="presentation" style:parent-style-name="oranssi-title">
      <style:graphic-properties draw:auto-grow-height="true" fo:min-height="3.507cm"/>
    </style:style>
    <style:style style:name="pr9" style:family="presentation" style:parent-style-name="oranssi-outline1">
      <style:graphic-properties draw:auto-grow-height="true" fo:min-height="6.6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start"/>
    </style:style>
    <style:style style:name="T1" style:family="text">
      <style:text-properties fo:font-size="22pt" fo:font-style="normal" style:font-size-asian="22pt" style:font-style-asian="normal" style:font-size-complex="22pt" style:font-style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'Nimbus Roman No9 L'" style:font-style-name="Regular" style:font-family-generic="roman" style:font-pitch="variable" style:font-family-asian="'Nimbus Roman No9 L'" style:font-style-name-asian="Regular" style:font-family-generic-asian="roman" style:font-pitch-asian="variable" style:font-family-complex="'Nimbus Roman No9 L'" style:font-style-name-complex="Regular" style:font-family-generic-complex="roman" style:font-pitch-complex="variable"/>
    </style:style>
    <style:style style:name="T4" style:family="text">
      <style:text-properties fo:font-family="'Nimbus Roman No9 L'" style:font-family-generic="roman" style:font-pitch="variable" style:font-family-asian="'Nimbus Roman No9 L'" style:font-style-name-asian="Regular" style:font-family-generic-asian="roman" style:font-pitch-asian="variable" style:font-family-complex="'Nimbus Roman No9 L'" style:font-style-name-complex="Regular" style:font-family-generic-complex="roman" style:font-pitch-complex="variable"/>
    </style:style>
    <style:style style:name="T5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Python 3 from PEP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Know the Python 3 language from the PEPS.</text:p>
                <text:p text:style-name="P1"/>
                <text:p text:style-name="P1"><text:span text:style-name="T1">O.R.Senthil Kumaran</text:span></text:p>
                <text:p text:style-name="P1"><text:span text:style-name="T2">APAC PyCon 2010</text:span></text:p>
                <text:p text:style-name="P1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text-style-name="P2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3000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uidoVan Rossum <text:s/>- 05/April/2006</text:p>
              </text:list-item>
              <text:list-item>
                <text:p>Python 3.0 will break the backwards compatiblity with Python 2.x</text:p>
              </text:list-item>
              <text:list-item>
                <text:p>Python 2.6+ to support forward compatiblity.</text:p>
              </text:list-item>
              <text:list-item>
                <text:p>Implementation Details – Write in C.</text:p>
              </text:list-item>
              <text:list-item>
                <text:p>Source code conversion tool (2to3), context free source to source transla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3100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Brett Canon – Mischellaneous Python 3 Plans.</text:p>
              </text:list-item>
              <text:list-item>
                <text:p>This is overall implementation details, kind of index to all the other PEPS which will detail the specific changes.</text:p>
              </text:list-item>
              <text:list-item>
                <text:p>One PEP to Check them al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3101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Talin – Advanced String Formatting</text:p>
              </text:list-item>
              <text:list-item>
                <text:p>Current ones - '%' and string.Template methods.</text:p>
              </text:list-item>
              <text:list-item>
                <text:p>'{0},{1}'.format('hello','world')</text:p>
              </text:list-item>
              <text:list-item>
                <text:p>Details the format specifiers options.</text:p>
              </text:list-item>
              <text:list-item>
                <text:p>[[fill]align][sign][#][0][minimumwidth][.precision][type]</text:p>
              </text:list-item>
              <text:list-item>
                <text:p>User defined formatting and other issues and usecases.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3105</text:p>
          </draw:text-box>
        </draw:frame>
        <draw:frame presentation:style-name="pr7" draw:layer="layout" svg:width="25.199cm" svg:height="13.945cm" svg:x="1.4cm" svg:y="4.914cm" presentation:class="outline" presentation:user-transformed="true">
          <draw:text-box>
            <text:list text:style-name="L2">
              <text:list-item>
                <text:p>Make print a function</text:p>
              </text:list-item>
              <text:list-item>
                <text:p>Good move!</text:p>
              </text:list-item>
              <text:list-item>
                <text:p>Rationale for making print as a function.</text:p>
              </text:list-item>
              <text:list-item>
                <text:p>Signature of the print function</text:p>
              </text:list-item>
              <text:list-item>
                <text:p>def print(*args, sep=' ', end='\n', file=None)</text:p>
              </text:list-item>
              <text:list-item>
                <text:p>No backwards compatible. All your python 2 code which contains print statement will break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- 3106</text:p>
          </draw:text-box>
        </draw:frame>
        <draw:frame presentation:style-name="pr7" draw:layer="layout" svg:width="25.199cm" svg:height="14.313cm" svg:x="1.4cm" svg:y="4.914cm" presentation:class="outline" presentation:user-transformed="true">
          <draw:text-box>
            <text:list text:style-name="L2">
              <text:list-item>
                <text:p>Guido – Changes to dict.keys(), .values() and .items()</text:p>
              </text:list-item>
              <text:list-item>
                <text:p>It returns a set like unordered container objects whose contents are derived from underlying dictionary rather than a list which is a copy of keys etc. </text:p>
              </text:list-item>
              <text:list-item>
                <text:p>Remove iterkeys, itervalues and iteritems method.</text:p>
              </text:list-item>
              <text:list-item>
                <text:p>Inspired by the Java Collections Framework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3108</text:p>
          </draw:text-box>
        </draw:frame>
        <draw:frame presentation:style-name="pr7" draw:layer="layout" svg:width="25.199cm" svg:height="15.681cm" svg:x="1.4cm" svg:y="4.914cm" presentation:class="outline" presentation:user-transformed="true">
          <draw:text-box>
            <text:list text:style-name="L2">
              <text:list-item>
                <text:p>Standard Library Reorganisation.</text:p>
              </text:list-item>
              <text:list-item>
                <text:p>Removal of obsolete modules, restructuring of the modules, </text:p>
              </text:list-item>
              <text:list-item>
                <text:p>Modules removed – cfmfile, cf, md5, mimetools, MimeWriter, mimify, multifile, posixfile, rfc822, sha, sv, timing.Removal of platform specific modules.</text:p>
              </text:list-item>
              <text:list-item>
                <text:p>Modules and Code with PEP8 Violation</text:p>
              </text:list-item>
              <text:list-item>
                <text:p>1000 line document. It was kept track as bug tracker bug, which I believe is still open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- 3109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hanges to Python's Exception Raise mechanism.</text:p>
              </text:list-item>
              <text:list-item>
                <text:p>Intended to reduce Line Noise as well as size of the language.</text:p>
              </text:list-item>
              <text:list-item>
                <text:p>Consolidation of several raise forms – raise X,Y and raise X(Y) which are equivalent in py2.</text:p>
              </text:list-item>
              <text:list-item>
                <text:p>Changes to raise exception syntax and throw method in generator object.</text:p>
              </text:list-item>
              <text:list-item>
                <text:p>To hold exception object raise E as e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- 3110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Changes to catching Exceptions.</text:p>
              </text:list-item>
              <text:list-item>
                <text:p>… except E, N:</text:p>
              </text:list-item>
              <text:list-item>
                <text:p>… except E as n:</text:p>
              </text:list-item>
              <text:list-item>
                <text:p>Open issues – Replacing or Dropping sys.exc_info()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9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PEP – 3111<text:line-break/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Simple input builtin for python</text:p>
              </text:list-item>
              <text:list-item>
                <text:p>No longer input() and raw_input()</text:p>
              </text:list-item>
              <text:list-item>
                <text:p>Its just one, which is raw_input() renamed to just the input(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0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- 3112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Literal syntax for bytes object <text:s/>- b'bytes'</text:p>
              </text:list-item>
              <text:list-item>
                <text:p>Convenient way to spell ascii strings and arbitrary binary dat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1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- 3113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Removal of tuple parameter unpacking.</text:p>
              </text:list-item>
              <text:list-item>
                <text:p><text:s text:c="2"/>def fxn(a, (b, c), d): <text:s text:c="5"/>pass</text:p>
              </text:list-item>
              <text:list-item>
                <text:p><text:s/>Remove the ablity to pass a container to be received as tuple. More harmful than useful.</text:p>
              </text:list-item>
              <text:list-item>
                <text:p>Introspection issues. Un informative error messages, little use-cas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- 3114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Renaming iterator.next() to iterator.__next__()</text:p>
              </text:list-item>
              <text:list-item>
                <text:p>Its for consistency sake with other implicitly called methods. </text:p>
              </text:list-item>
              <text:list-item>
                <text:p>next(x) → x.__next__()</text:p>
              </text:list-item>
              <text:list-item>
                <text:p>iter(function, sentinel) &lt;--&gt; next(iterator, sentinel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3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- 3115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Metaclasses in Python 3</text:p>
              </text:list-item>
              <text:list-item>
                <text:p>Changes to Syntax for Declaring metaclasses and alters the semantics of how classes with metaclasses are constructed.</text:p>
              </text:list-item>
              <text:list-item>
                <text:p><text:span text:style-name="T2">class C(B1, B2, metaclass=MC, *more_bases, **kwds): <text:s/>pass</text:span></text:p>
              </text:list-item>
              <text:list-item>
                <text:p><text:a xlink:href="http://bugs.python.org/issue1681101">http://bugs.python.org/issue1681101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4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3115</text:p>
          </draw:text-box>
        </draw:frame>
        <draw:frame presentation:style-name="pr7" draw:layer="layout" svg:width="25.199cm" svg:height="17.049cm" svg:x="1.5cm" svg:y="4cm" presentation:class="outline" presentation:user-transformed="true">
          <draw:text-box>
            <text:list text:style-name="L2">
              <text:list-item>
                <text:p>New I/O Module.</text:p>
              </text:list-item>
              <text:list-item>
                <text:p>Specification for Basic Byte based I/O Stream to which we can add further buffering and text handling features.</text:p>
              </text:list-item>
              <text:list-item>
                <text:p>Enables the programmers to treat stream like interfaces in very stream like manner instead of just for file-like object or for socket interface obj.</text:p>
              </text:list-item>
              <text:list-item>
                <text:p>The new I/O spec is influenced by Java's I/O libraries.</text:p>
              </text:list-item>
              <text:list-item>
                <text:p>Open() factory method backwards compatible with old IO.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5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3118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Revising the buffer protocol.</text:p>
              </text:list-item>
              <text:list-item>
                <text:p>Improving the ways Python allows memory sharing in Python 3.</text:p>
              </text:list-item>
              <text:list-item>
                <text:p>Work in progres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6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3119</text:p>
          </draw:text-box>
        </draw:frame>
        <draw:frame presentation:style-name="pr7" draw:layer="layout" svg:width="25.199cm" svg:height="14.813cm" svg:x="1.4cm" svg:y="4.914cm" presentation:class="outline" presentation:user-transformed="true">
          <draw:text-box>
            <text:list text:style-name="L2">
              <text:list-item>
                <text:p>Guido – Introduction of Abstract Base Classes (ABC).</text:p>
              </text:list-item>
              <text:list-item>
                <text:p>Way to overload isinstance and issubclass.</text:p>
              </text:list-item>
              <text:list-item>
                <text:p>A new module abc which is to support the Abstract Base Class framework.</text:p>
              </text:list-item>
              <text:list-item>
                <text:p>Specific ABCs for Containers and Iterators to be added to collections module.</text:p>
              </text:list-item>
              <text:list-item>
                <text:p>What makes a set, mapping, sequence?</text:p>
              </text:list-item>
              <text:list-item>
                <text:p>Companion PEP 3141 for numeric types.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7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- 3120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Using UTF-8 as the default source Encoding.</text:p>
              </text:list-item>
              <text:list-item>
                <text:p>Martin von L<text:span text:style-name="T3">ö</text:span><text:span text:style-name="T4">wis</text:span></text:p>
              </text:list-item>
              <text:list-item>
                <text:p><text:span text:style-name="T4">Default Source Encoding of Python scripts from ASCII to UTF-8.</text:span></text:p>
              </text:list-item>
              <text:list-item>
                <text:p><text:span text:style-name="T4">IDLE Changed to use UTF-8 as default encoding.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8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3128</text:p>
          </draw:text-box>
        </draw:frame>
        <draw:frame presentation:style-name="pr7" draw:layer="layout" svg:width="25.199cm" svg:height="14.813cm" svg:x="1.4cm" svg:y="4.914cm" presentation:class="outline" presentation:user-transformed="true">
          <draw:text-box>
            <text:list text:style-name="L2">
              <text:list-item>
                <text:p>Introduction of Class Decorators.</text:p>
              </text:list-item>
              <text:list-item>
                <text:p>Collin Winters</text:p>
              </text:list-item>
              <text:list-item>
                <text:p>Its an extension of function and method decorators.</text:p>
              </text:list-item>
              <text:list-item>
                <text:p>To make certain constructs more easily expressed and less reliant on Cpython Interpretor implementation.</text:p>
              </text:list-item>
              <text:list-item>
                <text:p>Its simpler than using metaclasses for class to acheive the same purpos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9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oranssi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PEP 3132</text:p>
          </draw:text-box>
        </draw:frame>
        <draw:frame presentation:style-name="pr9" draw:layer="layout" svg:width="25.199cm" svg:height="16.313cm" svg:x="1.301cm" svg:y="3.889cm" presentation:class="outline" presentation:user-transformed="true">
          <draw:text-box>
            <text:list text:style-name="L2">
              <text:list-item>
                <text:p>Extended Iterable unpacking</text:p>
              </text:list-item>
              <text:list-item>
                <text:p text:style-name="P3"><text:span text:style-name="T5">&gt;&gt;&gt; a, *b, c = range(5)</text:span></text:p>
              </text:list-item>
              <text:list-item>
                <text:p text:style-name="P3"><text:span text:style-name="T5"><text:s text:c="4"/></text:span><text:span text:style-name="T5">&gt;&gt;&gt; a</text:span></text:p>
                <text:p text:style-name="P3"><text:span text:style-name="T5"><text:s text:c="4"/></text:span><text:span text:style-name="T5">0</text:span></text:p>
              </text:list-item>
              <text:list-item>
                <text:p text:style-name="P3"><text:span text:style-name="T5"><text:s text:c="4"/></text:span><text:span text:style-name="T5">&gt;&gt;&gt; c</text:span></text:p>
                <text:p text:style-name="P3"><text:span text:style-name="T5"><text:s text:c="4"/></text:span><text:span text:style-name="T5">4</text:span></text:p>
              </text:list-item>
              <text:list-item>
                <text:p text:style-name="P3"><text:span text:style-name="T5"><text:s text:c="4"/></text:span><text:span text:style-name="T5">&gt;&gt;&gt; b</text:span></text:p>
                <text:p text:style-name="P3"><text:span text:style-name="T5"><text:s text:c="4"/></text:span><text:span text:style-name="T5">[1, 2, 3]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0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3135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New super</text:p>
              </text:list-item>
              <text:list-item>
                <text:p>Syntactic Suger for the super.</text:p>
              </text:list-item>
              <text:list-item>
                <text:p>super().foo(1, 2) instead of super(Foo, self).foo(1, 2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1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3137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Guido – Immutable bytes and Mutable buffer</text:p>
              </text:list-item>
              <text:list-item>
                <text:p>… bytes is a immutable array of bytes.</text:p>
              </text:list-item>
              <text:list-item>
                <text:p>… bytearray is a mutable array of bytes.</text:p>
              </text:list-item>
              <text:list-item>
                <text:p>… memoryview is a bytes view of another objec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3138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String representation in Py3k.</text:p>
              </text:list-item>
              <text:list-item>
                <text:p>… use repr()</text:p>
              </text:list-item>
              <text:list-item>
                <text:p>`backticks` gone – its same as repr()</text:p>
              </text:list-item>
              <text:list-item>
                <text:p>Repr is Unicode based and not ASCII based in py3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3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2to3 tool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Context sensitive source code to source code translator.</text:p>
              </text:list-item>
              <text:list-item>
                <text:p>Useful to convert the py2 source to py3.</text:p>
              </text:list-item>
              <text:list-item>
                <text:p>Use it.</text:p>
              </text:list-item>
              <text:list-item>
                <text:p>Look or str, bytes issues after the translation. Fix those and fix the interfaces (phew!).</text:p>
              </text:list-item>
              <text:list-item>
                <text:p>You are done.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4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3099</text:p>
          </draw:text-box>
        </draw:frame>
        <draw:frame presentation:style-name="pr7" draw:layer="layout" svg:width="25.199cm" svg:height="14.813cm" svg:x="1.4cm" svg:y="4.914cm" presentation:class="outline" presentation:user-transformed="true">
          <draw:text-box>
            <text:list text:style-name="L2">
              <text:list-item>
                <text:p>Greog Brandl – April-2006- Things which will not change in Python 3000.</text:p>
              </text:list-item>
              <text:list-item>
                <text:p>BDFL pronoucements on things which will not happen.</text:p>
              </text:list-item>
              <text:list-item>
                <text:p>Things such as 'self' will not become implicit.</text:p>
              </text:list-item>
              <text:list-item>
                <text:p>Parser wont be more complex than LL</text:p>
              </text:list-item>
              <text:list-item>
                <text:p>No braces, no more backticks</text:p>
              </text:list-item>
              <text:list-item>
                <text:p>The interpreter prompt will not change. It gives Guido warm fuzzy feelings..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5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P 3003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Python language Moratorium.</text:p>
              </text:list-item>
              <text:list-item>
                <text:p>Other Python Implementations to Catch up.</text:p>
              </text:list-item>
              <text:list-item>
                <text:p>Changes put into Python be used by large user-base.</text:p>
              </text:list-item>
              <text:list-item>
                <text:p>Does not allow for Exceptions to changes in the syntax and semantics of the language.</text:p>
              </text:list-item>
              <text:list-item>
                <text:p>Defines what can change and what cannot change.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6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-0.001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10-03-11T02:15:29</meta:creation-date>
    <dc:language>fi-FI</dc:language>
    <meta:editing-cycles>5</meta:editing-cycles>
    <meta:editing-duration>PT01H27M03S</meta:editing-duration>
    <dc:date>2010-03-11T10:23:08</dc:date>
    <meta:document-statistic meta:object-count="129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US/presnt/Blue.otp"/>
  </office:meta>
</office:document-meta>
</file>